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Δ</mi>
        <mi>r</mi>
      </msub>
      <mi>f</mi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=</mo>
        <mspace width="0.5em"/>
      </mrow>
      <mn>0</mn>
      <mspace width="6em"/>
      <mo stretchy="false">∀</mo>
      <mstyle mathvariant="bold">
        <mi>r</mi>
      </mstyle>
      <mi>,</mi>
      <mstyle mathvariant="bold">
        <mi>r</mi>
      </mstyle>
      <mi>'</mi>
      <mrow>
        <mspace width="0.5em"/>
        <mo stretchy="false">∈</mo>
        <mspace width="0.5em"/>
      </mrow>
      <mi>V</mi>
    </mrow>
    <annotation encoding="StarMath 5.0">%DELTA _r f( {bold r} , {bold r}' ) `=` 0 ~~~ forall {bold r} , {bold r}' `in`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28:14.683000000</meta:creation-date>
    <meta:generator>LibreOffice/4.2.4.2$Windows_x86 LibreOffice_project/63150712c6d317d27ce2db16eb94c2f3d7b699f8</meta:generator>
  </office:meta>
</office:document-meta>
</file>